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officeooo:rsid="000512c9" officeooo:paragraph-rsid="000512c9" style:font-size-asian="16pt" style:font-size-complex="16pt"/>
    </style:style>
    <style:style style:name="P2" style:family="paragraph" style:parent-style-name="Standard">
      <style:paragraph-properties fo:text-align="start" style:justify-single-word="false"/>
      <style:text-properties fo:font-size="16pt" officeooo:rsid="000512c9" officeooo:paragraph-rsid="000512c9"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512c9" officeooo:paragraph-rsid="000512c9" style:font-size-asian="16pt" style:font-weight-asian="normal" style:font-size-complex="16pt" style:font-weight-complex="normal"/>
    </style:style>
    <style:style style:name="P4" style:family="paragraph" style:parent-style-name="Standard">
      <style:paragraph-properties fo:text-align="start" style:justify-single-word="false"/>
      <style:text-properties officeooo:paragraph-rsid="000512c9"/>
    </style:style>
    <style:style style:name="P5" style:family="paragraph" style:parent-style-name="Standard">
      <style:paragraph-properties fo:text-align="start" style:justify-single-word="false"/>
      <style:text-properties officeooo:rsid="00064cfa" officeooo:paragraph-rsid="00064cfa"/>
    </style:style>
    <style:style style:name="P6" style:family="paragraph" style:parent-style-name="Text_20_body">
      <style:paragraph-properties fo:margin-left="0in" fo:margin-right="0in" fo:text-indent="0in" style:auto-text-indent="false" fo:padding="0in" fo:border="none"/>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512c9" officeooo:paragraph-rsid="000512c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512c9" officeooo:paragraph-rsid="000512c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4cfa" officeooo:paragraph-rsid="000512c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64cfa" officeooo:paragraph-rsid="00064cf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8febf" officeooo:paragraph-rsid="0008fe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988af" officeooo:paragraph-rsid="000988a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0988af"/>
    </style:style>
    <style:style style:name="P14" style:family="paragraph" style:parent-style-name="Standard">
      <style:paragraph-properties fo:text-align="start" style:justify-single-word="false"/>
      <style:text-properties style:font-name="Liberation Serif" fo:font-size="12pt" style:text-underline-style="none" fo:font-weight="normal" officeooo:rsid="00064cfa" officeooo:paragraph-rsid="000512c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style:text-underline-style="none" fo:font-weight="normal" officeooo:rsid="000988af" officeooo:paragraph-rsid="000988af" style:font-size-asian="12pt" style:font-weight-asian="normal" style:font-size-complex="12pt" style:font-weight-complex="normal"/>
    </style:style>
    <style:style style:name="P16" style:family="paragraph" style:parent-style-name="Standard">
      <style:text-properties officeooo:paragraph-rsid="000988af"/>
    </style:style>
    <style:style style:name="P17" style:family="paragraph" style:parent-style-name="Standard">
      <style:text-properties officeooo:rsid="000988af" officeooo:paragraph-rsid="000988af"/>
    </style:style>
    <style:style style:name="P18" style:family="paragraph" style:parent-style-name="Standard">
      <style:text-properties officeooo:rsid="0009891e" officeooo:paragraph-rsid="0009891e"/>
    </style:style>
    <style:style style:name="P19" style:family="paragraph" style:parent-style-name="Text_20_body" style:list-style-name="L1">
      <style:paragraph-properties fo:margin-left="0.2083in" fo:margin-right="0in" fo:text-indent="0in" style:auto-text-indent="false" fo:padding="0in" fo:border="none" style:writing-mode="lr-tb"/>
    </style:style>
    <style:style style:name="P20" style:family="paragraph" style:parent-style-name="Text_20_body">
      <style:paragraph-properties fo:text-align="start" style:justify-single-word="false"/>
      <style:text-properties fo:font-size="12pt" style:text-underline-style="none" fo:font-weight="normal" officeooo:rsid="000512c9" officeooo:paragraph-rsid="000512c9"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size="12pt" style:text-underline-style="none" fo:font-weight="normal" officeooo:rsid="00064cfa" officeooo:paragraph-rsid="000512c9" style:font-size-asian="12pt" style:font-weight-asian="normal" style:font-size-complex="12pt" style:font-weight-complex="normal"/>
    </style:style>
    <style:style style:name="P22" style:family="paragraph" style:parent-style-name="Text_20_body" style:list-style-name="L2">
      <style:paragraph-properties fo:margin-left="0in" fo:margin-right="0in" fo:margin-top="0in" fo:margin-bottom="0in" style:contextual-spacing="false" fo:text-indent="0in" style:auto-text-indent="false"/>
    </style:style>
    <style:style style:name="P23" style:family="paragraph" style:parent-style-name="Text_20_body" style:list-style-name="L2">
      <style:paragraph-properties fo:margin-left="0in" fo:margin-right="0in" fo:margin-top="0in" fo:margin-bottom="0.1043in" style:contextual-spacing="false" fo:text-indent="0in" style:auto-text-indent="false"/>
    </style:style>
    <style:style style:name="P24" style:family="paragraph" style:parent-style-name="Text_20_body" style:list-style-name="L2">
      <style:paragraph-properties fo:margin-left="0in" fo:margin-right="0in" fo:margin-top="0in" fo:margin-bottom="0in" style:contextual-spacing="false" fo:text-indent="0in" style:auto-text-indent="false"/>
      <style:text-properties style:font-name="Liberation Serif"/>
    </style:style>
    <style:style style:name="P25" style:family="paragraph" style:parent-style-name="Text_20_body" style:list-style-name="L3">
      <style:paragraph-properties fo:margin-left="0in" fo:margin-right="0in" fo:margin-top="0in" fo:margin-bottom="0in" style:contextual-spacing="false" fo:text-indent="0in" style:auto-text-indent="false"/>
    </style:style>
    <style:style style:name="P26" style:family="paragraph" style:parent-style-name="Text_20_body" style:list-style-name="L3">
      <style:paragraph-properties fo:margin-left="0in" fo:margin-right="0in" fo:margin-top="0in" fo:margin-bottom="0.1043in" style:contextual-spacing="false" fo:text-indent="0in" style:auto-text-indent="false"/>
    </style:style>
    <style:style style:name="P27" style:family="paragraph" style:parent-style-name="Text_20_body">
      <style:paragraph-properties fo:text-align="start" style:justify-single-word="false"/>
      <style:text-properties officeooo:paragraph-rsid="000988af"/>
    </style:style>
    <style:style style:name="T1" style:family="text">
      <style:text-properties officeooo:rsid="000512c9"/>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512c9"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normal" officeooo:rsid="000512c9" style:font-size-asian="12pt" style:font-weight-asian="normal" style:font-size-complex="12pt" style:font-weight-complex="normal"/>
    </style:style>
    <style:style style:name="T8" style:family="text">
      <style:text-properties fo:font-size="12pt" style:text-underline-style="none" fo:font-weight="normal" officeooo:rsid="00064cfa" style:font-size-asian="12pt" style:font-weight-asian="normal" style:font-size-complex="12pt" style:font-weight-complex="normal"/>
    </style:style>
    <style:style style:name="T9" style:family="text">
      <style:text-properties fo:font-size="12pt" style:text-underline-style="none" fo:font-weight="normal" officeooo:rsid="000988af"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officeooo:rsid="0008febf"/>
    </style:style>
    <style:style style:name="T12" style:family="text">
      <style:text-properties officeooo:rsid="000988af"/>
    </style:style>
    <style:style style:name="T13" style:family="text">
      <style:text-properties fo:font-size="14pt" style:font-size-asian="14pt" style:font-size-complex="14pt"/>
    </style:style>
    <style:style style:name="T14" style:family="text">
      <style:text-properties fo:font-size="14pt" officeooo:rsid="000988af" style:font-size-asian="14pt" style:font-size-complex="14pt"/>
    </style:style>
    <style:style style:name="T15" style:family="text">
      <style:text-properties loext:padding="0in" loext:border="none"/>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style:font-size-asian="12pt" style:font-size-complex="12pt" loext:padding="0in" loext:border="none"/>
    </style:style>
    <style:style style:name="T19" style:family="text">
      <style:text-properties style:font-name="Liberation Serif" fo:font-size="12pt" style:text-underline-style="none" fo:font-weight="normal" officeooo:rsid="000988af" style:font-size-asian="12pt" style:font-weight-asian="normal" style:font-size-complex="12pt" style:font-weight-complex="normal"/>
    </style:style>
    <style:style style:name="T20" style:family="text">
      <style:text-properties style:font-name="Liberation Serif"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e de proiectare a algoritmilor</text:p>
      <text:p text:style-name="P1"/>
      <text:p text:style-name="P2">Programarea structurata</text:p>
      <text:p text:style-name="P2"/>
      <text:p text:style-name="P2"><text:span text:style-name="Strong_20_Emphasis"><text:span text:style-name="T3"><text:tab/></text:span></text:span><text:span text:style-name="Strong_20_Emphasis"><text:span text:style-name="T5">Operatorul de atribuire</text:span></text:span><text:span text:style-name="Strong_20_Emphasis"><text:span text:style-name="T3"> (=) este un operator binar, care permite modificarea valorii unei variabile.Forma generală a unei operaţii de atribuire este:</text:span></text:span><text:span text:style-name="T3"> variabila = expresie;</text:span></text:p>
      <text:p text:style-name="P4"><text:span text:style-name="T4"><text:tab/></text:span><text:span text:style-name="Strong_20_Emphasis"><text:span text:style-name="T3">Efect:</text:span></text:span></text:p>
      <text:list text:style-name="L1">
        <text:list-header>
          <text:p text:style-name="P19"><text:span text:style-name="Strong_20_Emphasis"><text:span text:style-name="T10">- se calculează valoarea expresiei şi se obţine un rezultat;</text:span></text:span></text:p>
          <text:p text:style-name="P19"><text:span text:style-name="Strong_20_Emphasis"><text:span text:style-name="T10">- rezultatul se memorează la adresa variabilei.</text:span></text:span></text:p>
          <text:p text:style-name="P19"><text:span text:style-name="Strong_20_Emphasis"><text:span text:style-name="T10">- Efectul acestei operaţii este întotdeauna de la dreapta la stânga</text:span></text:span></text:p>
        </text:list-header>
      </text:list>
      <text:p text:style-name="P7">Interschimbarea a doua variabile</text:p>
      <text:p text:style-name="P3"><text:span text:style-name="T2"/></text:p>
      <text:p text:style-name="P8">Pentru a interschimba  două numere a, b putem folosi 3 metode: </text:p>
      <text:p text:style-name="P4"><text:span text:style-name="T7"><text:tab/>1.</text:span><text:span text:style-name="T2"> Ne folosim de încă o variabilă, pe care o vom nota cu c:</text:span></text:p>
      <text:p text:style-name="P6">EXEMPLU:</text:p>
      <text:p text:style-name="P6">start</text:p>
      <text:p text:style-name="P6">citește a, b</text:p>
      <text:p text:style-name="P6">c<text:span text:style-name="T1">=</text:span>a</text:p>
      <text:p text:style-name="P6">a<text:span text:style-name="T1">=</text:span>b</text:p>
      <text:p text:style-name="P6">b<text:span text:style-name="T1">=</text:span>c</text:p>
      <text:p text:style-name="P6">scrie a, b</text:p>
      <text:p text:style-name="P6">stop</text:p>
      <text:p text:style-name="P6"><text:tab/>2. Folosind adunarea si scaderea:</text:p>
      <text:p text:style-name="P6">EXEMPLU:</text:p>
      <text:p text:style-name="P6">start</text:p>
      <text:p text:style-name="P6">citește a, b</text:p>
      <text:p text:style-name="P6">a<text:span text:style-name="T1">=</text:span>a+b</text:p>
      <text:p text:style-name="P6">b<text:span text:style-name="T1">=</text:span>a-b</text:p>
      <text:p text:style-name="P6">a<text:span text:style-name="T1">=</text:span>a-b</text:p>
      <text:p text:style-name="P20">scrie a, b</text:p>
      <text:p text:style-name="P6">stop</text:p>
      <text:p text:style-name="P6">3. Folosind înmulțirea și împărțirea:</text:p>
      <text:p text:style-name="P6">EXEMPLU:</text:p>
      <text:p text:style-name="P6"><text:soft-page-break/>start</text:p>
      <text:p text:style-name="P6">citește a, b</text:p>
      <text:p text:style-name="P6">a<text:span text:style-name="T1">=</text:span>a*b</text:p>
      <text:p text:style-name="P6">b<text:span text:style-name="T1">=</text:span>a/b</text:p>
      <text:p text:style-name="P6">a<text:span text:style-name="T1">=</text:span>a/b</text:p>
      <text:p text:style-name="P6">scrie a, b</text:p>
      <text:p text:style-name="P6">stop</text:p>
      <text:p text:style-name="P8"><text:tab/>În programare, instrucțiunea "if" este un instrument fundamental folosit pentru a face alegeri și pentru a controla fluxul de execuție al unui program în funcție de condiții specifice. Ea permite programatorilor să stabilească criterii și să ofere direcții diferite de acțiune în funcție de cum sunt evaluate aceste condiții. </text:p>
      <text:p text:style-name="P4"><text:span text:style-name="T7"><text:tab/></text:span><text:span text:style-name="T2">Instrucțiunea "if" operează pe baza unei condiții, care este o expresie ce poate fi evaluată ca adevărată sau falsă. Atunci când programul întâlnește o instrucțiune "if", evaluarea condiției determină dacă blocul de cod asociat va fi executat sau nu. Dacă condiția este adevărată, blocul de cod specificat în cadrul instrucțiunii "if" este executat. În caz contrar, acest bloc de cod poate fi omis sau poate fi executat un alt bloc de cod, definit de instrucțiunea "else". </text:span></text:p>
      <text:p text:style-name="P4"><text:span text:style-name="T7"><text:tab/></text:span><text:span text:style-name="T8">Sintaxa : <text:s/>daca(conditie){ instructiuni</text:span></text:p>
      <text:p text:style-name="P9"><text:tab/><text:tab/><text:tab/><text:tab/><text:tab/>} altfel {instructiuni}</text:p>
      <text:p text:style-name="P4"><text:span text:style-name="T8"/></text:p>
      <text:p text:style-name="P10">Aplicatii: Aria triunghiului algoritm</text:p>
      <text:p text:style-name="P5"><text:span text:style-name="T6"/></text:p>
      <text:p text:style-name="P10">citim a,b,c</text:p>
      <text:p text:style-name="P10">semiperimetru= (a+b+c)/2</text:p>
      <text:p text:style-name="P10">aria= radical<text:span text:style-name="T11">(semiperimetru * (semiperimetru – a) * (semiperimetru – b) * (semiperimetru – c))</text:span></text:p>
      <text:p text:style-name="P11">Afisare arie</text:p>
      <text:p text:style-name="P11"/>
      <text:p text:style-name="P11">Ecuatie de gradul 1 <text:s/>ax + b = 0</text:p>
      <text:p text:style-name="P11"/>
      <text:p text:style-name="P11">citim a,b</text:p>
      <text:p text:style-name="P11">daca a=0</text:p>
      <text:p text:style-name="P11">daca a !=0 atunci </text:p>
      <text:p text:style-name="P11"><text:tab/>{x= <text:s/>-b/a</text:p>
      <text:p text:style-name="P11"><text:tab/>} altfel daca (b=0) atunci</text:p>
      <text:p text:style-name="P11"><text:tab/>scrie “Ecuatie nedeterminata”</text:p>
      <text:p text:style-name="P11"><text:tab/>altfel scrie “Ecuatie imposibila”</text:p>
      <text:p text:style-name="P11"/>
      <text:p text:style-name="P11">Numar par/impar</text:p>
      <text:p text:style-name="P11"/>
      <text:p text:style-name="P11">citeste numar</text:p>
      <text:p text:style-name="P11">daca numar % 2 = 0 atunci</text:p>
      <text:p text:style-name="P11">{afiseaza “Numarul este par”} altfel</text:p>
      <text:p text:style-name="P11">{afiseaza “Numarul este impar”}</text:p>
      <text:p text:style-name="P11"/>
      <text:p text:style-name="P11"/>
      <text:p text:style-name="P11"><text:soft-page-break/>Maximul a 3 numere</text:p>
      <text:p text:style-name="P11"/>
      <text:p text:style-name="P11">Citeste nr1,nr2,nr3</text:p>
      <text:p text:style-name="P11">max = nr1 (initializam variabila max cu primul numar)</text:p>
      <text:p text:style-name="P11"/>
      <text:p text:style-name="P11">daca nr2&gt; max atunci{</text:p>
      <text:p text:style-name="P11"><text:tab/>max = nr2}</text:p>
      <text:p text:style-name="P11">daca nr3&gt;max atunci {</text:p>
      <text:p text:style-name="P11"><text:tab/>max=nr3}</text:p>
      <text:p text:style-name="P11">afisam rezultatul max</text:p>
      <text:p text:style-name="P11"/>
      <text:p text:style-name="P11"><text:tab/><text:span text:style-name="T13">Instructiunea For</text:span></text:p>
      <text:p text:style-name="P11"><text:tab/></text:p>
      <text:p text:style-name="P12">Sintaxa: <text:s/></text:p>
      <text:p text:style-name="P13"><text:span text:style-name="T9"><text:tab/></text:span><text:span text:style-name="Strong_20_Emphasis"><text:span text:style-name="T17">for</text:span></text:span><text:span text:style-name="T17"> (</text:span><text:span text:style-name="Source_20_Text"><text:span text:style-name="T18">Expresie_de_Initializare</text:span></text:span><text:span text:style-name="T17"> </text:span><text:span text:style-name="Strong_20_Emphasis"><text:span text:style-name="T17">;</text:span></text:span><text:span text:style-name="T17"> </text:span><text:span text:style-name="Source_20_Text"><text:span text:style-name="T18">Expresie_de_Testare</text:span></text:span><text:span text:style-name="T17"> </text:span><text:span text:style-name="Strong_20_Emphasis"><text:span text:style-name="T17">;</text:span></text:span><text:span text:style-name="T17"> </text:span><text:span text:style-name="Source_20_Text"><text:span text:style-name="T18">Expresie_de_Continuare</text:span></text:span><text:span text:style-name="T17">) </text:span><text:span text:style-name="Source_20_Text"><text:span text:style-name="T18">Instructiune</text:span></text:span><text:span text:style-name="T17"> </text:span></text:p>
      <text:p text:style-name="P21">Se evaluează <text:span text:style-name="Source_20_Text"><text:span text:style-name="T15">Expresie_de_Initializare</text:span></text:span></text:p>
      <text:list text:style-name="L2">
        <text:list-item>
          <text:p text:style-name="P23"><text:span text:style-name="T16">Se evaluează </text:span><text:span text:style-name="Source_20_Text"><text:span text:style-name="T20">Expresie_de_Testare</text:span></text:span><text:span text:style-name="T16">. Rezultatul se convertește la </text:span><text:span text:style-name="Source_20_Text"><text:span text:style-name="T20">bool</text:span></text:span><text:span text:style-name="T16">.</text:span></text:p>
        </text:list-item>
        <text:list-item>
          <text:p text:style-name="P23"><text:span text:style-name="T16">Dacă rezultatul este </text:span><text:span text:style-name="Source_20_Text"><text:span text:style-name="T20">true</text:span></text:span><text:span text:style-name="T16">:</text:span></text:p>
          <text:list>
            <text:list-item>
              <text:p text:style-name="P22"><text:span text:style-name="T16">Se execută </text:span><text:span text:style-name="Source_20_Text"><text:span text:style-name="T20">Instructiune</text:span></text:span><text:span text:style-name="T16">.</text:span></text:p>
            </text:list-item>
            <text:list-item>
              <text:p text:style-name="P22"><text:span text:style-name="T16">Se evaluează </text:span><text:span text:style-name="Source_20_Text"><text:span text:style-name="T20">Expresie_de_Continuare</text:span></text:span><text:span text:style-name="T16">.</text:span></text:p>
            </text:list-item>
            <text:list-item>
              <text:p text:style-name="P24">Se revine la pasul 2.</text:p>
            </text:list-item>
          </text:list>
        </text:list-item>
        <text:list-item>
          <text:p text:style-name="P23"><text:span text:style-name="T16">Dacă rezultatul este </text:span><text:span text:style-name="Source_20_Text"><text:span text:style-name="T20">false</text:span></text:span><text:span text:style-name="T16">, se trece la instrucțiunea de după </text:span><text:span text:style-name="Source_20_Text"><text:span text:style-name="T20">for</text:span></text:span><text:span text:style-name="T16">.</text:span></text:p>
        </text:list-item>
      </text:list>
      <text:p text:style-name="P14"><text:tab/><text:span text:style-name="T14">Instructiunea While</text:span></text:p>
      <text:p text:style-name="P15">Sintaxa:</text:p>
      <text:p text:style-name="P13"><text:span text:style-name="T19"><text:tab/></text:span><text:span text:style-name="Strong_20_Emphasis">while</text:span> (<text:span text:style-name="Source_20_Text"><text:span text:style-name="T15">Expresie</text:span></text:span>) <text:span text:style-name="Source_20_Text"><text:span text:style-name="T15">Instructiune</text:span></text:span> </text:p>
      <text:p text:style-name="P27">Se evaluează <text:span text:style-name="Source_20_Text"><text:span text:style-name="T15">Expresie</text:span></text:span>, iar rezultatul se convertește la <text:span text:style-name="Source_20_Text"><text:span text:style-name="T15">bool</text:span></text:span></text:p>
      <text:list text:style-name="L3">
        <text:list-item>
          <text:p text:style-name="P26">Dacă rezultatul este <text:span text:style-name="Source_20_Text"><text:span text:style-name="T15">true</text:span></text:span></text:p>
          <text:list>
            <text:list-item>
              <text:p text:style-name="P25">Se execută <text:span text:style-name="Source_20_Text"><text:span text:style-name="T15">Instructiune</text:span></text:span></text:p>
            </text:list-item>
            <text:list-item>
              <text:p text:style-name="P25">Se reia pasul 1.</text:p>
            </text:list-item>
          </text:list>
        </text:list-item>
        <text:list-item>
          <text:p text:style-name="P26">Dacă rezultatul este <text:span text:style-name="Source_20_Text"><text:span text:style-name="T15">false</text:span></text:span>, se trece la instrucțiunea de după <text:span text:style-name="Source_20_Text"><text:span text:style-name="T15">while</text:span></text:span>.</text:p>
        </text:list-item>
      </text:list>
      <text:p text:style-name="P13"/>
      <text:p text:style-name="P16"><text:s/><text:span text:style-name="T12">Aplicatii:</text:span></text:p>
      <text:p text:style-name="P16"><text:tab/>Afisarea primelor n numere naturale</text:p>
      <text:p text:style-name="P17">citim n</text:p>
      <text:p text:style-name="P17">pentru I de la 1 la n</text:p>
      <text:p text:style-name="P17">{ afiseaza I</text:p>
      <text:p text:style-name="P17">}</text:p>
      <text:p text:style-name="P17"><text:tab/>Afisare primele n numere pare/impare</text:p>
      <text:p text:style-name="P17"/>
      <text:p text:style-name="P18">contor = 0</text:p>
      <text:p text:style-name="P18">numar = 0</text:p>
      <text:p text:style-name="P18">cat timp (contor &lt;n){</text:p>
      <text:p text:style-name="P18"><text:soft-page-break/>daca (numar%2 == 0) atunci</text:p>
      <text:p text:style-name="P18">{afiseaza numar</text:p>
      <text:p text:style-name="P18">contor = contor +1}</text:p>
      <text:p text:style-name="P18">numar = numar + 1</text:p>
      <text:p text:style-name="P18">}</text:p>
      <text:p text:style-name="P18"/>
      <text:p text:style-name="P18">Afisare divizori</text:p>
      <text:p text:style-name="P18">citim nr</text:p>
      <text:p text:style-name="P18">pentru divizor de la 1 pana la numar{</text:p>
      <text:p text:style-name="P18"><text:s/><text:tab/>daca numar % divizor ==0 atunci</text:p>
      <text:p text:style-name="P18"><text:tab/>{afiseaza divizor}</text:p>
      <text:p text:style-name="P18">}</text:p>
      <text:p text:style-name="P18"/>
      <text:p text:style-name="P18">Afisare numere prime</text:p>
      <text:p text:style-name="P18">citim n</text:p>
      <text:p text:style-name="P18">contor =0</text:p>
      <text:p text:style-name="P18">numar =2</text:p>
      <text:p text:style-name="P18">cat timp (contor &lt; n){</text:p>
      <text:p text:style-name="P18">esteprim = adevarat</text:p>
      <text:p text:style-name="P18">pentru (divizor de la 2 pana la radacina patrata(numar)){</text:p>
      <text:p text:style-name="P18"><text:tab/>daca numar % divizor ==0</text:p>
      <text:p text:style-name="P18"><text:tab/><text:tab/>atunci:</text:p>
      <text:p text:style-name="P18"><text:tab/><text:tab/>{esteprim = fals}</text:p>
      <text:p text:style-name="P18"><text:tab/>}</text:p>
      <text:p text:style-name="P18">daca (este prim) {</text:p>
      <text:p text:style-name="P18"><text:tab/>afiseaza numar</text:p>
      <text:p text:style-name="P18"><text:tab/>contor = contor + 1</text:p>
      <text:p text:style-name="P18">}</text:p>
      <text:p text:style-name="P18">numar = numar +1</text:p>
      <text:p text:style-name="P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5T14:35:09.168000000</dc:date>
    <meta:editing-duration>PT1H22M53S</meta:editing-duration>
    <meta:editing-cycles>2</meta:editing-cycles>
    <meta:generator>LibreOffice/24.2.0.3$Windows_X86_64 LibreOffice_project/da48488a73ddd66ea24cf16bbc4f7b9c08e9bea1</meta:generator>
    <meta:document-statistic meta:table-count="0" meta:image-count="0" meta:object-count="0" meta:page-count="4" meta:paragraph-count="123" meta:word-count="591" meta:character-count="3593" meta:non-whitespace-character-count="3085"/>
  </office:meta>
</office:document-meta>
</file>